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ac7d" officeooo:paragraph-rsid="000fac7d"/>
    </style:style>
    <style:style style:name="P2" style:family="paragraph" style:parent-style-name="Standard">
      <style:paragraph-properties fo:text-align="center" style:justify-single-word="false"/>
      <style:text-properties officeooo:rsid="000fac7d" officeooo:paragraph-rsid="000fac7d"/>
    </style:style>
    <style:style style:name="P3" style:family="paragraph" style:parent-style-name="Standard">
      <style:paragraph-properties fo:text-align="justify" style:justify-single-word="false"/>
      <style:text-properties officeooo:rsid="000fac7d" officeooo:paragraph-rsid="000fac7d"/>
    </style:style>
    <style:style style:name="P4" style:family="paragraph" style:parent-style-name="Standard">
      <style:paragraph-properties fo:text-align="justify" style:justify-single-word="false"/>
      <style:text-properties officeooo:rsid="0011284f" officeooo:paragraph-rsid="0011284f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11284f" officeooo:paragraph-rsid="0011284f"/>
    </style:style>
    <style:style style:name="T1" style:family="text">
      <style:text-properties officeooo:rsid="00115710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 del Valle de Guatemala</text:p>
      <text:p text:style-name="P1">Sistemas y Tecnologías Web</text:p>
      <text:p text:style-name="P1">Carlos Arroyave 16774</text:p>
      <text:p text:style-name="P1"/>
      <text:p text:style-name="P2">Analisis de Estado</text:p>
      <text:p text:style-name="P2"/>
      <text:p text:style-name="P4">En el presente se utilizarón unicamente dos estados. Ambos estados son el de turno, y la matriz que define el tablero del juego.</text:p>
      <text:list xml:id="list9099374802625874094" text:style-name="L1">
        <text:list-item>
          <text:p text:style-name="P5">Turno: Sirve para saber a que jugador le toca jugar, siendo el primer turno del jugador con la X y el segundo la del jugador con la O. <text:span text:style-name="T1">Se asigna un número 1 y luego se va sumando cada ciclo y se utiliza mod 2 para poder categorizar cual de los dos jugadores le toca.</text:span></text:p>
        </text:list-item>
        <text:list-item>
          <text:p text:style-name="P5">Tablero: Si en la posición se encuentra un 0 significa que no existe nada dibujado en esa casilla, por lo tanto no ha sido utilizada. Si tiene un 1 significa que el jugador con la X ha colocado su jugada en esa casilla. Por último la matriz tendra un 2 si el jugador de la O ha colocado su jugada en dicha casilla. </text:p>
        </text:list-item>
      </text:list>
      <text:p text:style-name="P4"/>
      <text:p text:style-name="P4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6T13:31:27.079217646</meta:creation-date>
    <dc:date>2018-07-16T13:56:51.170851852</dc:date>
    <meta:editing-duration>PT5M3S</meta:editing-duration>
    <meta:editing-cycles>1</meta:editing-cycles>
    <meta:document-statistic meta:table-count="0" meta:image-count="0" meta:object-count="0" meta:page-count="1" meta:paragraph-count="7" meta:word-count="158" meta:character-count="810" meta:non-whitespace-character-count="660"/>
    <meta:generator>LibreOffice/5.1.6.2$Linux_X86_64 LibreOffice_project/10m0$Build-2</meta:generator>
  </office:meta>
</office:document-meta>
</file>